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40000001B0B18BAD99.eps" manifest:media-type="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417cm" svg:height="4.063cm" svg:x="3.792cm" svg:y="0.254cm">
          <draw:image xlink:href="Pictures/2000000200000240000001B0B18BAD99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24T11:39:55</meta:creation-date>
    <meta:editing-duration>PT39S</meta:editing-duration>
    <meta:editing-cycles>2</meta:editing-cycles>
    <meta:generator>LibreOffice/3.3$Linux LibreOffice_project/330m19$Build-401</meta:generator>
    <dc:title>kkkFigures</dc:title>
    <meta:initial-creator>kkk </meta:initial-creator>
    <dc:date>2014-06-24T11:40:33</dc:date>
    <dc:creator>kkk </dc:creator>
    <meta:document-statistic meta:object-count="1"/>
    <meta:template xlink:type="simple" xlink:actuate="onRequest" xlink:title="kkkFigures" xlink:href="../../../../.libreoffice/3/user/template/kkkFigures.otg" meta:date="2014-06-24T11:39:55"/>
  </office:meta>
</office:document-meta>
</file>